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A00000463650D82A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45cm" fo:min-width="18.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5.3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871cm" svg:x="1cm" svg:y="1.414cm">
          <draw:image xlink:href="Pictures/100000000000031A00000463650D82A4.jpg" xlink:type="simple" xlink:show="embed" xlink:actuate="onLoad">
            <text:p/>
          </draw:image>
        </draw:frame>
        <draw:custom-shape draw:style-name="gr2" draw:text-style-name="P1" draw:layer="layout" svg:width="18.6cm" svg:height="6.7cm" svg:x="1.4cm" svg:y="20.46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5.8cm" svg:height="2cm" svg:x="11.6cm" svg:y="24.7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cm" svg:x="7cm" svg:y="18.8cm">
          <text:p text:style-name="P1">Staf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cm" svg:x="7cm" svg:y="13.4cm">
          <text:p text:style-name="P1">StaffHardwa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cm" svg:x="13.7cm" svg:y="3.1cm">
          <text:p text:style-name="P1">Device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cm" svg:x="1.9cm" svg:y="8.3cm">
          <text:p text:style-name="P1">HardwareMo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cm" svg:x="13.8cm" svg:y="8.5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cm" svg:x="1.9cm" svg:y="3.5cm">
          <text:p text:style-name="P1">HardwareMak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cm" svg:x="3cm" svg:y="24.7cm">
          <text:p text:style-name="P1">Department</text:p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4.4cm" svg:y1="24.7cm" svg:x2="4.4cm" svg:y2="20cm">
            <text:p/>
          </draw:line>
          <draw:line draw:style-name="gr4" draw:text-style-name="P1" draw:layer="layout" svg:x1="4.4cm" svg:y1="20cm" svg:x2="7cm" svg:y2="20cm">
            <text:p/>
          </draw:line>
          <draw:line draw:style-name="gr4" draw:text-style-name="P1" draw:layer="layout" svg:x1="6cm" svg:y1="20cm" svg:x2="7cm" svg:y2="19.4cm">
            <text:p/>
          </draw:line>
          <draw:line draw:style-name="gr4" draw:text-style-name="P1" draw:layer="layout" svg:x1="6cm" svg:y1="20cm" svg:x2="7cm" svg:y2="20.5cm">
            <text:p/>
          </draw:line>
        </draw:g>
        <draw:g>
          <draw:line draw:style-name="gr4" draw:text-style-name="P1" draw:layer="layout" svg:x1="15.4cm" svg:y1="24.7cm" svg:x2="15.4cm" svg:y2="20cm">
            <text:p/>
          </draw:line>
          <draw:line draw:style-name="gr4" draw:text-style-name="P1" draw:layer="layout" svg:x1="15.4cm" svg:y1="20cm" svg:x2="12.8cm" svg:y2="20cm">
            <text:p/>
          </draw:line>
          <draw:line draw:style-name="gr4" draw:text-style-name="P1" draw:layer="layout" svg:x1="13.8cm" svg:y1="20cm" svg:x2="12.8cm" svg:y2="19.4cm">
            <text:p/>
          </draw:line>
          <draw:line draw:style-name="gr4" draw:text-style-name="P1" draw:layer="layout" svg:x1="13.8cm" svg:y1="20cm" svg:x2="12.8cm" svg:y2="20.5cm">
            <text:p/>
          </draw:line>
        </draw:g>
        <draw:line draw:style-name="gr4" draw:text-style-name="P1" draw:layer="layout" svg:x1="9.8cm" svg:y1="18.8cm" svg:x2="9.8cm" svg:y2="15.3cm">
          <text:p/>
        </draw:line>
        <draw:line draw:style-name="gr4" draw:text-style-name="P1" draw:layer="layout" svg:x1="9.8cm" svg:y1="16cm" svg:x2="8.7cm" svg:y2="15.4cm">
          <text:p/>
        </draw:line>
        <draw:line draw:style-name="gr4" draw:text-style-name="P1" draw:layer="layout" svg:x1="9.8cm" svg:y1="16cm" svg:x2="10.7cm" svg:y2="15.4cm">
          <text:p/>
        </draw:line>
        <draw:line draw:style-name="gr4" draw:text-style-name="P1" draw:layer="layout" svg:x1="15.4cm" svg:y1="10.5cm" svg:x2="15.4cm" svg:y2="14.5cm">
          <text:p/>
        </draw:line>
        <draw:line draw:style-name="gr4" draw:text-style-name="P1" draw:layer="layout" svg:x1="15.4cm" svg:y1="14.5cm" svg:x2="12.8cm" svg:y2="14.5cm">
          <text:p/>
        </draw:line>
        <draw:line draw:style-name="gr4" draw:text-style-name="P1" draw:layer="layout" svg:x1="13.8cm" svg:y1="14.5cm" svg:x2="12.8cm" svg:y2="15.1cm">
          <text:p/>
        </draw:line>
        <draw:line draw:style-name="gr4" draw:text-style-name="P1" draw:layer="layout" svg:x1="13.8cm" svg:y1="14.5cm" svg:x2="12.8cm" svg:y2="14cm">
          <text:p/>
        </draw:line>
        <draw:line draw:style-name="gr4" draw:text-style-name="P1" draw:layer="layout" svg:x1="16.8cm" svg:y1="5.1cm" svg:x2="16.8cm" svg:y2="8.6cm">
          <text:p/>
        </draw:line>
        <draw:line draw:style-name="gr4" draw:text-style-name="P1" draw:layer="layout" svg:x1="16.8cm" svg:y1="7.9cm" svg:x2="15.8cm" svg:y2="8.5cm">
          <text:p/>
        </draw:line>
        <draw:line draw:style-name="gr4" draw:text-style-name="P1" draw:layer="layout" svg:x1="16.8cm" svg:y1="7.9cm" svg:x2="17.4cm" svg:y2="8.5cm">
          <text:p/>
        </draw:line>
        <draw:line draw:style-name="gr4" draw:text-style-name="P1" draw:layer="layout" svg:x1="7.7cm" svg:y1="9.5cm" svg:x2="13.8cm" svg:y2="9.5cm">
          <text:p/>
        </draw:line>
        <draw:line draw:style-name="gr4" draw:text-style-name="P1" draw:layer="layout" svg:x1="12.9cm" svg:y1="9.5cm" svg:x2="13.8cm" svg:y2="8.8cm">
          <text:p/>
        </draw:line>
        <draw:line draw:style-name="gr4" draw:text-style-name="P1" draw:layer="layout" svg:x1="13cm" svg:y1="9.5cm" svg:x2="13.9cm" svg:y2="10.1cm">
          <text:p/>
        </draw:line>
        <draw:line draw:style-name="gr4" draw:text-style-name="P1" draw:layer="layout" svg:x1="4.6cm" svg:y1="5.5cm" svg:x2="4.6cm" svg:y2="8.3cm">
          <text:p/>
        </draw:line>
        <draw:line draw:style-name="gr4" draw:text-style-name="P1" draw:layer="layout" svg:x1="4.6cm" svg:y1="7.5cm" svg:x2="3.8cm" svg:y2="8.3cm">
          <text:p/>
        </draw:line>
        <draw:line draw:style-name="gr4" draw:text-style-name="P1" draw:layer="layout" svg:x1="4.6cm" svg:y1="7.5cm" svg:x2="5.4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5T09:50:12.725000000</dc:date>
    <meta:editing-duration>PT6M59S</meta:editing-duration>
    <meta:editing-cycles>1</meta:editing-cycles>
    <meta:document-statistic meta:object-count="36"/>
    <meta:generator>LibreOffice/4.3.2.2$Windows_x86 LibreOffice_project/edfb5295ba211bd31ad47d0bad0118690f76407d</meta:generator>
  </office:meta>
</office:document-meta>
</file>